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etting</text:p>
          </table:table-cell>
          <table:table-cell office:value-type="string" calcext:value-type="string">
            <text:p>KNN-IDW</text:p>
          </table:table-cell>
          <table:table-cell table:number-columns-repeated="7"/>
          <table:table-cell office:value-type="string" calcext:value-type="string">
            <text:p>Index</text:p>
          </table:table-cell>
          <table:table-cell office:value-type="string" calcext:value-type="string">
            <text:p>Variable</text:p>
          </table:table-cell>
          <table:table-cell/>
        </table:table-row>
        <table:table-row table:style-name="ro1">
          <table:table-cell office:value-type="string" calcext:value-type="string">
            <text:p>CrossValidation</text:p>
          </table:table-cell>
          <table:table-cell office:value-type="string" calcext:value-type="string">
            <text:p>Train R2</text:p>
          </table:table-cell>
          <table:table-cell office:value-type="string" calcext:value-type="string">
            <text:p>Train RMSE</text:p>
          </table:table-cell>
          <table:table-cell office:value-type="string" calcext:value-type="string">
            <text:p>Train MBE</text:p>
          </table:table-cell>
          <table:table-cell office:value-type="string" calcext:value-type="string">
            <text:p>Val R2</text:p>
          </table:table-cell>
          <table:table-cell office:value-type="string" calcext:value-type="string">
            <text:p>Val RMSE</text:p>
          </table:table-cell>
          <table:table-cell office:value-type="string" calcext:value-type="string">
            <text:p>Val MB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'aod_047'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785244985900213" calcext:value-type="float">
            <text:p>0.785244985900213</text:p>
          </table:table-cell>
          <table:table-cell office:value-type="float" office:value="3.29951357841492" calcext:value-type="float">
            <text:p>3.29951357841492</text:p>
          </table:table-cell>
          <table:table-cell office:value-type="float" office:value="-0.000594386248849332" calcext:value-type="float">
            <text:p>-0.0005943862488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aod_055'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772374964738482" calcext:value-type="float">
            <text:p>0.772374964738482</text:p>
          </table:table-cell>
          <table:table-cell office:value-type="float" office:value="3.40552234649658" calcext:value-type="float">
            <text:p>3.40552234649658</text:p>
          </table:table-cell>
          <table:table-cell office:value-type="float" office:value="-0.187896907329559" calcext:value-type="float">
            <text:p>-0.18789690732955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'day_cos'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776369859387649" calcext:value-type="float">
            <text:p>0.776369859387649</text:p>
          </table:table-cell>
          <table:table-cell office:value-type="float" office:value="3.48134541511536" calcext:value-type="float">
            <text:p>3.48134541511536</text:p>
          </table:table-cell>
          <table:table-cell office:value-type="float" office:value="-0.139758259057999" calcext:value-type="float">
            <text:p>-0.13975825905799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'day_sin'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.775388371747514" calcext:value-type="float">
            <text:p>0.775388371747514</text:p>
          </table:table-cell>
          <table:table-cell office:value-type="float" office:value="3.29582571983337" calcext:value-type="float">
            <text:p>3.29582571983337</text:p>
          </table:table-cell>
          <table:table-cell office:value-type="float" office:value="0.328755140304565" calcext:value-type="float">
            <text:p>0.32875514030456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'daymet_dayl'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.797521751092346" calcext:value-type="float">
            <text:p>0.797521751092346</text:p>
          </table:table-cell>
          <table:table-cell office:value-type="float" office:value="3.25258588790894" calcext:value-type="float">
            <text:p>3.25258588790894</text:p>
          </table:table-cell>
          <table:table-cell office:value-type="float" office:value="0.29242867231369" calcext:value-type="float">
            <text:p>0.2924286723136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'daymet_lat'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.785921318337249" calcext:value-type="float">
            <text:p>0.785921318337249</text:p>
          </table:table-cell>
          <table:table-cell office:value-type="float" office:value="3.34768533706665" calcext:value-type="float">
            <text:p>3.34768533706665</text:p>
          </table:table-cell>
          <table:table-cell office:value-type="float" office:value="-0.066436231136322" calcext:value-type="float">
            <text:p>-0.06643623113632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'daymet_lon'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775047842102327" calcext:value-type="float">
            <text:p>0.775047842102327</text:p>
          </table:table-cell>
          <table:table-cell office:value-type="float" office:value="3.46668195724487" calcext:value-type="float">
            <text:p>3.46668195724487</text:p>
          </table:table-cell>
          <table:table-cell office:value-type="float" office:value="-0.132543966174126" calcext:value-type="float">
            <text:p>-0.13254396617412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'daymet_prcp'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0.768204429125738" calcext:value-type="float">
            <text:p>0.768204429125738</text:p>
          </table:table-cell>
          <table:table-cell office:value-type="float" office:value="3.36057090759277" calcext:value-type="float">
            <text:p>3.36057090759277</text:p>
          </table:table-cell>
          <table:table-cell office:value-type="float" office:value="-0.250195056200027" calcext:value-type="float">
            <text:p>-0.2501950562000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'daymet_srad'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0.783416347439998" calcext:value-type="float">
            <text:p>0.783416347439998</text:p>
          </table:table-cell>
          <table:table-cell office:value-type="float" office:value="3.2850193977356" calcext:value-type="float">
            <text:p>3.2850193977356</text:p>
          </table:table-cell>
          <table:table-cell office:value-type="float" office:value="0.136388123035431" calcext:value-type="float">
            <text:p>0.13638812303543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'daymet_tmax'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.763531752479326" calcext:value-type="float">
            <text:p>0.763531752479326</text:p>
          </table:table-cell>
          <table:table-cell office:value-type="float" office:value="3.38278412818909" calcext:value-type="float">
            <text:p>3.38278412818909</text:p>
          </table:table-cell>
          <table:table-cell office:value-type="float" office:value="0.32498025894165" calcext:value-type="float">
            <text:p>0.3249802589416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'daymet_tmin'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table:formula="of:=AVERAGE([.B3:.B12])" office:value-type="string" office:string-value="" calcext:value-type="error">
            <text:p>#DIV/0!</text:p>
          </table:table-cell>
          <table:table-cell table:style-name="ce1" table:formula="of:=AVERAGE([.C3:.C12])" office:value-type="string" office:string-value="" calcext:value-type="error">
            <text:p>#DIV/0!</text:p>
          </table:table-cell>
          <table:table-cell table:style-name="ce1" table:formula="of:=AVERAGE([.D3:.D12])" office:value-type="string" office:string-value="" calcext:value-type="error">
            <text:p>#DIV/0!</text:p>
          </table:table-cell>
          <table:table-cell table:style-name="ce1" table:formula="of:=AVERAGE([.E3:.E12])" office:value-type="float" office:value="0.778302162235084" calcext:value-type="float">
            <text:p>0.778302162235084</text:p>
          </table:table-cell>
          <table:table-cell table:style-name="ce1" table:formula="of:=AVERAGE([.F3:.F12])" office:value-type="float" office:value="3.35775346755981" calcext:value-type="float">
            <text:p>3.35775346755981</text:p>
          </table:table-cell>
          <table:table-cell table:style-name="ce1" table:formula="of:=AVERAGE([.G3:.G12])" office:value-type="float" office:value="0.0305127388448454" calcext:value-type="float">
            <text:p>0.03051273884484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'daymet_vp'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table:style-name="ce1" table:number-columns-repeated="7"/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'dem'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Setting</text:p>
          </table:table-cell>
          <table:table-cell office:value-type="string" calcext:value-type="string">
            <text:p>KNN-IDW</text:p>
          </table:table-cell>
          <table:table-cell office:value-type="string" calcext:value-type="string">
            <text:p>KNN-Dist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string" calcext:value-type="string">
            <text:p>'gridmet_th'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CrossValidation</text:p>
          </table:table-cell>
          <table:table-cell office:value-type="string" calcext:value-type="string">
            <text:p>Train R2</text:p>
          </table:table-cell>
          <table:table-cell office:value-type="string" calcext:value-type="string">
            <text:p>Train RMSE</text:p>
          </table:table-cell>
          <table:table-cell office:value-type="string" calcext:value-type="string">
            <text:p>Train MBE</text:p>
          </table:table-cell>
          <table:table-cell office:value-type="string" calcext:value-type="string">
            <text:p>Val R2</text:p>
          </table:table-cell>
          <table:table-cell office:value-type="string" calcext:value-type="string">
            <text:p>Val RMSE</text:p>
          </table:table-cell>
          <table:table-cell office:value-type="string" calcext:value-type="string">
            <text:p>Val MBE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'gridmet_vs'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787037132152398" calcext:value-type="float">
            <text:p>0.787037132152398</text:p>
          </table:table-cell>
          <table:table-cell office:value-type="float" office:value="3.2857174873352" calcext:value-type="float">
            <text:p>3.2857174873352</text:p>
          </table:table-cell>
          <table:table-cell office:value-type="float" office:value="-0.563764631748199" calcext:value-type="float">
            <text:p>-0.56376463174819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'knnidw_distance'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789145194657067" calcext:value-type="float">
            <text:p>0.789145194657067</text:p>
          </table:table-cell>
          <table:table-cell office:value-type="float" office:value="3.27767181396484" calcext:value-type="float">
            <text:p>3.27767181396484</text:p>
          </table:table-cell>
          <table:table-cell office:value-type="float" office:value="0.227519050240517" calcext:value-type="float">
            <text:p>0.2275190502405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'knnidw_pm25'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791899649615356" calcext:value-type="float">
            <text:p>0.791899649615356</text:p>
          </table:table-cell>
          <table:table-cell office:value-type="float" office:value="3.35829091072083" calcext:value-type="float">
            <text:p>3.35829091072083</text:p>
          </table:table-cell>
          <table:table-cell office:value-type="float" office:value="0.283151060342789" calcext:value-type="float">
            <text:p>0.28315106034278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'knnidw_pm25_val'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.769160073490825" calcext:value-type="float">
            <text:p>0.769160073490825</text:p>
          </table:table-cell>
          <table:table-cell office:value-type="float" office:value="3.34120845794678" calcext:value-type="float">
            <text:p>3.34120845794678</text:p>
          </table:table-cell>
          <table:table-cell office:value-type="float" office:value="0.0306974202394486" calcext:value-type="float">
            <text:p>0.03069742023944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'month_cos'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.781770944416842" calcext:value-type="float">
            <text:p>0.781770944416842</text:p>
          </table:table-cell>
          <table:table-cell office:value-type="float" office:value="3.3767261505127" calcext:value-type="float">
            <text:p>3.3767261505127</text:p>
          </table:table-cell>
          <table:table-cell office:value-type="float" office:value="0.406616538763046" calcext:value-type="float">
            <text:p>0.40661653876304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'month_sin'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office:value-type="string" calcext:value-type="string">
            <text:p>'ndvi'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office:value-type="string" calcext:value-type="string">
            <text:p>'wildfire_smoke'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office:value-type="string" calcext:value-type="string">
            <text:p>'year'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table:formula="of:=AVERAGE([.B17:.B26])" office:value-type="string" office:string-value="" calcext:value-type="error">
            <text:p>#DIV/0!</text:p>
          </table:table-cell>
          <table:table-cell table:style-name="ce1" table:formula="of:=AVERAGE([.C17:.C26])" office:value-type="string" office:string-value="" calcext:value-type="error">
            <text:p>#DIV/0!</text:p>
          </table:table-cell>
          <table:table-cell table:style-name="ce1" table:formula="of:=AVERAGE([.D17:.D26])" office:value-type="string" office:string-value="" calcext:value-type="error">
            <text:p>#DIV/0!</text:p>
          </table:table-cell>
          <table:table-cell table:style-name="ce1" table:formula="of:=AVERAGE([.E17:.E26])" office:value-type="float" office:value="0.783802598866498" calcext:value-type="float">
            <text:p>0.783802598866498</text:p>
          </table:table-cell>
          <table:table-cell table:style-name="ce1" table:formula="of:=AVERAGE([.F17:.F26])" office:value-type="float" office:value="3.32792296409607" calcext:value-type="float">
            <text:p>3.32792296409607</text:p>
          </table:table-cell>
          <table:table-cell table:style-name="ce1" table:formula="of:=AVERAGE([.G17:.G26])" office:value-type="float" office:value="0.0768438875675202" calcext:value-type="float">
            <text:p>0.07684388756752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etting</text:p>
          </table:table-cell>
          <table:table-cell office:value-type="string" calcext:value-type="string">
            <text:p>KNN-IDW (-1 for &gt;500km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ossValidation</text:p>
          </table:table-cell>
          <table:table-cell office:value-type="string" calcext:value-type="string">
            <text:p>Train R2</text:p>
          </table:table-cell>
          <table:table-cell office:value-type="string" calcext:value-type="string">
            <text:p>Train RMSE</text:p>
          </table:table-cell>
          <table:table-cell office:value-type="string" calcext:value-type="string">
            <text:p>Train MBE</text:p>
          </table:table-cell>
          <table:table-cell office:value-type="string" calcext:value-type="string">
            <text:p>Val R2</text:p>
          </table:table-cell>
          <table:table-cell office:value-type="string" calcext:value-type="string">
            <text:p>Val RMSE</text:p>
          </table:table-cell>
          <table:table-cell office:value-type="string" calcext:value-type="string">
            <text:p>Val MB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775414838217986" calcext:value-type="float">
            <text:p>0.775414838217986</text:p>
          </table:table-cell>
          <table:table-cell office:value-type="float" office:value="3.37418460845947" calcext:value-type="float">
            <text:p>3.37418460845947</text:p>
          </table:table-cell>
          <table:table-cell office:value-type="float" office:value="-0.180953368544579" calcext:value-type="float">
            <text:p>-0.18095336854457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778283641110717" calcext:value-type="float">
            <text:p>0.778283641110717</text:p>
          </table:table-cell>
          <table:table-cell office:value-type="float" office:value="3.3610315322876" calcext:value-type="float">
            <text:p>3.3610315322876</text:p>
          </table:table-cell>
          <table:table-cell office:value-type="float" office:value="0.206667959690094" calcext:value-type="float">
            <text:p>0.20666795969009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79272295799904" calcext:value-type="float">
            <text:p>0.79272295799904</text:p>
          </table:table-cell>
          <table:table-cell office:value-type="float" office:value="3.35164093971252" calcext:value-type="float">
            <text:p>3.35164093971252</text:p>
          </table:table-cell>
          <table:table-cell office:value-type="float" office:value="-0.212051838636398" calcext:value-type="float">
            <text:p>-0.21205183863639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.762221788766582" calcext:value-type="float">
            <text:p>0.762221788766582</text:p>
          </table:table-cell>
          <table:table-cell office:value-type="float" office:value="3.39104962348938" calcext:value-type="float">
            <text:p>3.39104962348938</text:p>
          </table:table-cell>
          <table:table-cell office:value-type="float" office:value="0.703681468963623" calcext:value-type="float">
            <text:p>0.70368146896362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table:formula="of:=AVERAGE([.B31:.B40])" office:value-type="string" office:string-value="" calcext:value-type="error">
            <text:p>#DIV/0!</text:p>
          </table:table-cell>
          <table:table-cell table:style-name="ce1" table:formula="of:=AVERAGE([.C31:.C40])" office:value-type="string" office:string-value="" calcext:value-type="error">
            <text:p>#DIV/0!</text:p>
          </table:table-cell>
          <table:table-cell table:style-name="ce1" table:formula="of:=AVERAGE([.D31:.D40])" office:value-type="string" office:string-value="" calcext:value-type="error">
            <text:p>#DIV/0!</text:p>
          </table:table-cell>
          <table:table-cell table:style-name="ce1" table:formula="of:=AVERAGE([.E31:.E40])" office:value-type="float" office:value="0.777160806523581" calcext:value-type="float">
            <text:p>0.777160806523581</text:p>
          </table:table-cell>
          <table:table-cell table:style-name="ce1" table:formula="of:=AVERAGE([.F31:.F40])" office:value-type="float" office:value="3.36947667598724" calcext:value-type="float">
            <text:p>3.36947667598724</text:p>
          </table:table-cell>
          <table:table-cell table:style-name="ce1" table:formula="of:=AVERAGE([.G31:.G40])" office:value-type="float" office:value="0.129336055368185" calcext:value-type="float">
            <text:p>0.12933605536818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etting</text:p>
          </table:table-cell>
          <table:table-cell office:value-type="string" calcext:value-type="string">
            <text:p>KNN-IDW</text:p>
          </table:table-cell>
          <table:table-cell office:value-type="string" calcext:value-type="string">
            <text:p>KNN-Dist (Binary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ossValidation</text:p>
          </table:table-cell>
          <table:table-cell office:value-type="string" calcext:value-type="string">
            <text:p>Train R2</text:p>
          </table:table-cell>
          <table:table-cell office:value-type="string" calcext:value-type="string">
            <text:p>Train RMSE</text:p>
          </table:table-cell>
          <table:table-cell office:value-type="string" calcext:value-type="string">
            <text:p>Train MBE</text:p>
          </table:table-cell>
          <table:table-cell office:value-type="string" calcext:value-type="string">
            <text:p>Val R2</text:p>
          </table:table-cell>
          <table:table-cell office:value-type="string" calcext:value-type="string">
            <text:p>Val RMSE</text:p>
          </table:table-cell>
          <table:table-cell office:value-type="string" calcext:value-type="string">
            <text:p>Val MB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786538051465912" calcext:value-type="float">
            <text:p>0.786538051465912</text:p>
          </table:table-cell>
          <table:table-cell office:value-type="float" office:value="3.33964133262634" calcext:value-type="float">
            <text:p>3.33964133262634</text:p>
          </table:table-cell>
          <table:table-cell office:value-type="float" office:value="0.341342151165009" calcext:value-type="float">
            <text:p>0.34134215116500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table:formula="of:=AVERAGE([.B45:.B54])" office:value-type="string" office:string-value="" calcext:value-type="error">
            <text:p>#DIV/0!</text:p>
          </table:table-cell>
          <table:table-cell table:style-name="ce1" table:formula="of:=AVERAGE([.C45:.C54])" office:value-type="string" office:string-value="" calcext:value-type="error">
            <text:p>#DIV/0!</text:p>
          </table:table-cell>
          <table:table-cell table:style-name="ce1" table:formula="of:=AVERAGE([.D45:.D54])" office:value-type="string" office:string-value="" calcext:value-type="error">
            <text:p>#DIV/0!</text:p>
          </table:table-cell>
          <table:table-cell table:style-name="ce1" table:formula="of:=AVERAGE([.E45:.E54])" office:value-type="float" office:value="0.786538051465912" calcext:value-type="float">
            <text:p>0.786538051465912</text:p>
          </table:table-cell>
          <table:table-cell table:style-name="ce1" table:formula="of:=AVERAGE([.F45:.F54])" office:value-type="float" office:value="3.33964133262634" calcext:value-type="float">
            <text:p>3.33964133262634</text:p>
          </table:table-cell>
          <table:table-cell table:style-name="ce1" table:formula="of:=AVERAGE([.G45:.G54])" office:value-type="float" office:value="0.341342151165009" calcext:value-type="float">
            <text:p>0.34134215116500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6">00/00/0000</text:date>, <text:time style:data-style-name="N2" text:time-value="14:32:48.8929394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4T09:51:14.336756870</meta:creation-date>
    <dc:date>2024-03-26T15:46:06.309896074</dc:date>
    <meta:editing-duration>P39DT37M59S</meta:editing-duration>
    <meta:editing-cycles>3</meta:editing-cycles>
    <meta:generator>LibreOffice/6.4.7.2$Linux_X86_64 LibreOffice_project/40$Build-2</meta:generator>
    <meta:document-statistic meta:table-count="1" meta:cell-count="237" meta:object-count="0"/>
  </office:meta>
</office:document-meta>
</file>